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Bitstream Vera Sans1" svg:font-family="'Bitstream Vera Sans'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3.4625in" table:align="margins"/>
    </style:style>
    <style:style style:name="Table1.A" style:family="table-column">
      <style:table-column-properties style:column-width="3.4625in" style:rel-column-width="65535*"/>
    </style:style>
    <style:style style:name="Table1.A1" style:family="table-cell">
      <style:table-cell-properties fo:padding="0.0382in" fo:border-left="none" fo:border-right="0.05pt solid #000000" fo:border-top="none" fo:border-bottom="none"/>
    </style:style>
    <style:style style:name="Table1.6" style:family="table-row">
      <style:table-row-properties style:min-row-height="1.5056in"/>
    </style:style>
    <style:style style:name="Table1.A7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left="0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size-complex="10pt"/>
    </style:style>
    <style:style style:name="P4" style:family="paragraph" style:parent-style-name="Text_20_body">
      <style:paragraph-properties fo:margin-left="0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14%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margin-top="0in" fo:margin-bottom="0in" fo:line-height="114%" fo:text-indent="0in" style:auto-text-indent="false" style:writing-mode="lr-tb"/>
      <style:text-properties fo:language="pl" fo:country="PL"/>
    </style:style>
    <style:style style:name="P7" style:family="paragraph" style:parent-style-name="Text_20_body">
      <style:paragraph-properties fo:margin-left="0in" fo:margin-right="0in" fo:margin-top="0in" fo:margin-bottom="0in" fo:line-height="114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left="0in" fo:margin-right="0in" fo:margin-top="0in" fo:margin-bottom="0in" fo:line-height="114%" fo:text-indent="0in" style:auto-text-indent="false" fo:background-color="#c0c0c0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left="0in" fo:margin-right="0in" fo:margin-top="0in" fo:margin-bottom="0in" fo:line-height="114%" fo:text-indent="0in" style:auto-text-indent="false" fo:background-color="#c0c0c0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left="0in" fo:margin-right="0in" fo:margin-top="0in" fo:margin-bottom="0in" fo:line-height="114%" fo:text-indent="0in" style:auto-text-indent="false" fo:background-color="#c0c0c0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margin-top="0in" fo:margin-bottom="0in" fo:line-height="114%" fo:text-indent="0in" style:auto-text-indent="false" fo:background-color="#c0c0c0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style:text-properties fo:font-size="10pt" fo:language="pl" fo:country="PL" style:font-size-asian="10pt" style:font-size-complex="10pt"/>
    </style:style>
    <style:style style:name="P13" style:family="paragraph" style:parent-style-name="Text_20_body" style:list-style-name="L1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 style:list-style-name="L4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size-complex="10pt"/>
    </style:style>
    <style:style style:name="P16" style:family="paragraph" style:parent-style-name="Text_20_body">
      <style:paragraph-properties fo:margin-left="0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 style:list-style-name="L2">
      <style:paragraph-properties fo:margin-left="0in" fo:margin-right="0in" fo:margin-top="0in" fo:margin-bottom="0in" fo:line-height="114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language="pl" fo:country="PL" fo:font-style="normal" style:text-underline-style="none" fo:font-weight="normal" style:text-blinking="false" fo:background-color="transparent" style:font-size-asian="10pt" style:font-size-complex="10pt"/>
    </style:style>
    <style:style style:name="P18" style:family="paragraph" style:parent-style-name="Text_20_body" style:list-style-name="L3">
      <style:paragraph-properties fo:margin-left="0in" fo:margin-right="0in" fo:margin-top="0in" fo:margin-bottom="0in" fo:line-height="114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9.7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fo:font-size="10pt" fo:language="pl" fo:country="PL" fo:font-style="normal" style:text-underline-style="none" fo:font-weight="normal" style:text-blinking="false" fo:background-color="transparen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size="10pt" fo:language="pl" fo:country="PL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Zadanie 1 (zakreśl odpowiedź)</text:p>
            <text:p text:style-name="P12"/>
            <text:p text:style-name="P3">Za wymuszanie więzów w bazie danych (tj. zapewnienie że więzy są spełnione) odpowiada:</text:p>
            <text:p text:style-name="P3"/>
            <text:list xml:id="list447913361" text:style-name="L1">
              <text:list-item>
                <text:p text:style-name="P13">Użytkownik bazy danych</text:p>
              </text:list-item>
              <text:list-item>
                <text:p text:style-name="P13">Program zarządzający bazą danych (dla nas postgres)</text:p>
              </text:list-item>
            </text:list>
          </table:table-cell>
        </table:table-row>
        <table:table-row>
          <table:table-cell table:style-name="Table1.A1" office:value-type="string">
            <text:p text:style-name="P2">Zadanie 2: (zakreśl odpowiedź)</text:p>
            <text:p text:style-name="P3">Rozważ następujące zapytanie:</text:p>
            <text:p text:style-name="P5"><text:span text:style-name="Source_20_Text"><text:span text:style-name="T1">SELECT AVG(wind_speed), pm_10 = NULL as przekroczenie FROM zaj1 GROUP BY pm_10 = NULL;</text:span></text:span></text:p>
            <text:p text:style-name="P3">Zapytanie to zwróci maksymalnie, zakreśl odpowiedź</text:p>
            <text:p text:style-name="P3"/>
            <text:list xml:id="list1358660867" text:style-name="L2">
              <text:list-item>
                <text:p text:style-name="P17">Zawsze zwróci pusty zbiór danych (0 wierszy)</text:p>
              </text:list-item>
              <text:list-item>
                <text:p text:style-name="P17">1 wiersz</text:p>
              </text:list-item>
              <text:list-item>
                <text:p text:style-name="P17">2 wiersze </text:p>
              </text:list-item>
              <text:list-item>
                <text:p text:style-name="P17">3 wiersze </text:p>
              </text:list-item>
              <text:list-item>
                <text:p text:style-name="P17">Tyle wierszy ile jest w tabeli zaj1</text:p>
              </text:list-item>
            </text:list>
            <text:p text:style-name="P7"/>
            <text:p text:style-name="P7">Dlaczego tak uważasz: </text:p>
          </table:table-cell>
        </table:table-row>
        <table:table-row>
          <table:table-cell table:style-name="Table1.A1" office:value-type="string">
            <text:p text:style-name="P8">Miejsce na odpowiedź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le1.A1" office:value-type="string">
            <text:p text:style-name="P3">Zadanie 3: </text:p>
            <text:p text:style-name="P3"/>
            <text:p text:style-name="P3">Chcę zrzucić zawartość tabeli “POINT_TYPE” do pliku html. Proszę podać sekwencję poleceń programu psql umożliwiającą to. </text:p>
          </table:table-cell>
        </table:table-row>
        <table:table-row>
          <table:table-cell table:style-name="Table1.A1" office:value-type="string">
            <text:p text:style-name="P9"><text:span text:style-name="T3">Miejsce</text:span> na odpowiedź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 table:style-name="Table1.6">
          <table:table-cell table:style-name="Table1.A1" office:value-type="string">
            <text:p text:style-name="P1">Zadanie 4: </text:p>
            <text:p text:style-name="P3">Zakreśl zapytania równoważne do podanego zapytania: </text:p>
            <text:p text:style-name="P3">SELECT data_source, point_type FROM data_point_daily;</text:p>
            <text:list xml:id="list1565936105" text:style-name="L3">
              <text:list-item>
                <text:p text:style-name="P18"><text:span text:style-name="Source_20_Text"><text:span text:style-name="T4">SELECT data_source, point_type FROM "DATA_POINT_DAILY";</text:span></text:span></text:p>
              </text:list-item>
              <text:list-item>
                <text:p text:style-name="P18"><text:span text:style-name="Source_20_Text"><text:span text:style-name="T4">SELECT data_source, point_type FROM data_point_daily;</text:span></text:span></text:p>
              </text:list-item>
              <text:list-item>
                <text:p text:style-name="P18"><text:span text:style-name="Source_20_Text"><text:span text:style-name="T4">SELECT data_source, point_type FROM DATA_POINT_daily;</text:span></text:span></text:p>
              </text:list-item>
              <text:list-item>
                <text:p text:style-name="P18"><text:span text:style-name="Source_20_Text"><text:span text:style-name="T4">SELECT data_source, point_type FROM 'DATA_POINT_DAILY';</text:span></text:span></text:p>
              </text:list-item>
              <text:list-item>
                <text:p text:style-name="P18"><text:span text:style-name="Source_20_Text"><text:span text:style-name="T4">SELECT data_source, point_type FROM 'data_point_daily';</text:span></text:span></text:p>
              </text:list-item>
              <text:list-item>
                <text:p text:style-name="P18"><text:span text:style-name="Source_20_Text"><text:span text:style-name="T4">SELECT "data_source", "point_type" FROM DATA_POINT_DAILY;</text:span></text:span></text:p>
              </text:list-item>
              <text:list-item>
                <text:p text:style-name="P18"><text:span text:style-name="Source_20_Text"><text:span text:style-name="T4">SELECT "DATA_SOURCE", "POINT_TYPE" FROM "DATA_POINT_DAILY";</text:span></text:span></text:p>
              </text:list-item>
            </text:list>
          </table:table-cell>
        </table:table-row>
        <table:table-row>
          <table:table-cell table:style-name="Table1.A7" office:value-type="string">
            <text:p text:style-name="P2">Zadanie 5: <text:span text:style-name="T2"><text:s/>Zakreśl prawdziwe zdania</text:span></text:p>
            <text:p text:style-name="P4"/>
            <text:p text:style-name="P4">Przez może rozumiem: w przeciwnim wypadk baza zwróci bląd. </text:p>
            <text:p text:style-name="P4"/>
            <text:list xml:id="list648249672" text:style-name="L4">
              <text:list-item>
                <text:p text:style-name="P14">Podzapytanie może zwracać klika kolumn</text:p>
              </text:list-item>
              <text:list-item>
                <text:p text:style-name="P14">Podzapytanie może zwracać kilka wierszy </text:p>
              </text:list-item>
              <text:list-item>
                <text:p text:style-name="P14">Podzapytanie może nie zwrócić zadnego wiersza </text:p>
              </text:list-item>
              <text:list-item>
                <text:p text:style-name="P14">Podzapytanie musi zwrócić dokładnie jeden wiersz</text:p>
              </text:list-item>
              <text:list-item>
                <text:p text:style-name="P14">W podzapytaniu można wykorzystać wartości kolumn, wyrażeń I aliasów z zapytania nadrzędnego</text:p>
              </text:list-item>
              <text:list-item>
                <text:p text:style-name="P14">W zapytaniu nadrzędnym można odnosić się do aliasów zdefiniowanych w podzapytaniu </text:p>
              </text:list-item>
              <text:list-item>
                <text:p text:style-name="P14">Klauzule JOIN wykonują się wolniej niż podzapytania</text:p>
              </text:list-item>
              <text:list-item>
                <text:p text:style-name="P14"/>
              </text:list-item>
            </text:list>
          </table:table-cell>
        </table:table-row>
        <table:table-row>
          <table:table-cell table:style-name="Table1.A7" office:value-type="string">
            <text:p text:style-name="P2">Zadanie 6</text:p>
            <text:p text:style-name="P4">Czym różni się klauzula WHERE od klauzuli HAVING</text:p>
          </table:table-cell>
        </table:table-row>
        <table:table-row>
          <table:table-cell table:style-name="Table1.A7" office:value-type="string">
            <text:p text:style-name="P10">Miejsce na odpowiedź</text:p>
            <text:p text:style-name="P10"/>
            <text:p text:style-name="P11"/>
            <text:p text:style-name="P11"/>
            <text:p text:style-name="P11"/>
          </table:table-cell>
        </table:table-row>
        <table:table-row>
          <table:table-cell table:style-name="Table1.A7" office:value-type="string">
            <text:p text:style-name="P2">Zadanie 7</text:p>
            <text:p text:style-name="P4">Wymień rodzaje baz danych (np. rodzajem baz danych są relacyjne bazy danych)</text:p>
          </table:table-cell>
        </table:table-row>
        <table:table-row>
          <table:table-cell table:style-name="Table1.A7" office:value-type="string">
            <text:p text:style-name="P8">Miejsce na odpowiedź</text:p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OpenSymbol" svg:font-family="OpenSymbol"/>
    <style:font-face style:name="Bitstream Vera Sans1" svg:font-family="'Bitstream Vera Sans'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Bitstream Vera Sans Mono" style:font-name-asian="Droid Sans1" style:font-name-complex="Bitstream Vera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3-10-23T19:46:51</meta:creation-date>
    <dc:date>2013-10-24T23:39:03</dc:date>
    <dc:creator>Jacek Bzdak</dc:creator>
    <meta:editing-duration>PT7M33S</meta:editing-duration>
    <meta:editing-cycles>2</meta:editing-cycles>
    <meta:generator>LibreOffice/3.5$Linux_X86_64 LibreOffice_project/350m1$Build-2</meta:generator>
    <meta:printed-by>Jacek Bzdak</meta:printed-by>
    <meta:print-date>2013-10-24T11:35:45</meta:print-date>
    <meta:document-statistic meta:table-count="1" meta:image-count="0" meta:object-count="0" meta:page-count="1" meta:paragraph-count="43" meta:word-count="266" meta:character-count="1010" meta:non-whitespace-character-count="1686"/>
  </office:meta>
</office:document-meta>
</file>